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stra A" svg:font-family="'Unistra A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linecap="square" draw:fill-color="#000000" draw:textarea-horizontal-align="justify" draw:textarea-vertical-align="middle" draw:auto-grow-height="false" fo:min-height="1.512cm" fo:min-width="1.262cm" draw:shadow="hidden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742cm" fo:min-width="2.713cm" draw:shadow="hidden"/>
    </style:style>
    <style:style style:name="gr3" style:family="graphic" style:parent-style-name="standard">
      <style:graphic-properties draw:stroke="none" svg:stroke-width="0cm" svg:stroke-color="#000000" draw:marker-start-width="0.516cm" draw:marker-end-width="0.516cm" draw:fill="solid" draw:fill-color="#000000" loext:fill-use-slide-background="false" draw:opacity="100%" draw:textarea-horizontal-align="justify" draw:textarea-vertical-align="middle" draw:auto-grow-height="false" fo:min-height="3.956cm" fo:min-width="3.706cm" fo:padding-top="0.229cm" fo:padding-bottom="0.229cm" fo:padding-left="0.354cm" fo:padding-right="0.354cm" draw:shadow="hidden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width="0cm" svg:stroke-color="#ffffff" draw:marker-start-width="0.65cm" draw:marker-end="Arrow" draw:marker-end-width="0.75cm" draw:fill="solid" draw:fill-color="#000000" draw:opacity="100%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2.851cm" fo:min-width="3.035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 draw:opacity="10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style:font-name="Unistra A"/>
    </style:style>
    <style:style style:name="P5" style:family="paragraph">
      <loext:graphic-properties draw:fill="solid" draw:fill-color="#000000" draw:opacity="100%"/>
      <style:paragraph-properties fo:text-align="center"/>
      <style:text-properties style:font-name="Unistra A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288cm" svg:height="0.288cm" svg:x="0.357cm" svg:y="0.201cm" svg:viewBox="0 0 289 289" svg:d="M191 171c5-7 7-17 7-26 0-10-2-19-7-27s-12-15-20-20c-7-5-17-7-26-7-10 0-19 2-27 7s-15 12-20 20-7 17-7 27c0 9 2 19 7 26 5 8 12 15 20 20s17 7 27 7c9 0 19-2 26-7 8-5 15-12 20-20zM177 244l-16 45h-33l-16-46c-5-1-10-3-15-5l-43 21-24-24 22-43c-3-5-5-10-6-15l-46-16v-33l46-16c1-5 3-10 5-15l-21-43 24-24 43 22c5-3 10-5 15-6l16-46h33l16 46c5 1 10 3 15 6l43-22 24 24-21 43c2 5 4 10 5 15l46 16v33l-45 16c-2 5-4 10-6 15l21 43-24 24-43-21c-5 2-10 4-15 6z">
            <text:p/>
          </draw:path>
        </draw:g>
        <draw:path draw:style-name="gr2" draw:text-style-name="P1" draw:layer="layout" svg:width="0.587cm" svg:height="0.37cm" svg:x="0.207cm" svg:y="0.534cm" svg:viewBox="0 0 588 371" svg:d="M5 244l-5 5c0-2 0-3 0-5 0-48 14-95 39-137 26-41 63-76 108-100 5-2 9-5 14-7 11 11 24 20 37 28 29 17 62 26 96 26 33 0 66-9 96-26 13-8 26-17 37-28 5 2 9 5 14 7 45 24 82 59 107 100 26 41 39 87 40 134l-75 69-194 61-124-9-120-53z">
          <text:p/>
        </draw:path>
        <draw:path draw:style-name="gr3" draw:text-style-name="P2" draw:layer="layout" svg:width="0.834cm" svg:height="0.834cm" svg:x="0.084cm" svg:y="0.084cm" svg:viewBox="0 0 835 835" svg:d="M821 526c-10 35-24 69-42 100-18 32-41 61-66 87-26 25-55 48-87 66-31 18-65 32-100 42-36 9-72 14-108 14-37 0-73-5-109-14-35-10-69-24-100-42-32-18-61-41-87-66-25-26-48-55-66-87-18-31-32-65-42-100-9-36-14-72-14-108 0-37 5-73 14-109 10-35 24-69 42-100 18-32 41-61 66-87 26-25 55-48 87-66 31-18 65-32 100-42 36-9 72-14 108-14 37 0 73 5 109 14 35 10 69 24 100 42 32 18 61 41 87 66 25 26 48 55 66 87 18 31 32 65 42 100 9 36 14 72 14 109 0 36-5 72-14 108zM41 518c9 33 22 65 39 95 17 29 38 56 62 80s51 45 80 62c30 17 62 30 95 39 32 9 66 14 101 14 34 0 68-5 100-14 33-9 65-22 95-39 29-17 56-38 80-62s45-51 62-80c17-30 30-62 39-95 9-32 14-66 14-100 0-35-5-69-14-101-9-33-22-65-39-95-17-29-38-56-62-80s-51-45-80-62c-30-17-62-30-95-39-32-9-66-14-101-14-34 0-68 5-100 14-33 9-65 22-95 39-29 17-56 38-80 62s-45 51-62 80c-17 30-30 62-39 95-9 32-14 66-14 101 0 34 5 68 14 100z">
          <text:p/>
        </draw:path>
      </draw:page>
      <draw:page draw:name="page2" draw:style-name="dp1" draw:master-page-name="Default">
        <draw:path draw:style-name="gr4" draw:text-style-name="P3" draw:layer="layout" svg:width="0.438cm" svg:height="0.947cm" draw:transform="skewX (0.00104719755119656) rotate (0.523773308523498) translate (0.0265189445459986cm 0.239517348023815cm)" svg:viewBox="0 0 439 948" svg:d="M30 236c35-98 124-233 250-234 63-3 68-2 119 0 58 6 46 258 1 258-56 2-44 5-100 8-74-1-103 98-101 204 0 1 0 2 0 2v1c-2 107 28 206 102 205 55 3 43 5 99 8 45 0 57 252 0 258-52 2-57 3-119 0-126-1-215-136-250-234-30-84-33-162-30-238-4-76 0-154 29-238z">
          <text:p/>
        </draw:path>
      </draw:page>
      <draw:page draw:name="page3" draw:style-name="dp1" draw:master-page-name="Default"/>
      <draw:page draw:name="page4" draw:style-name="dp1" draw:master-page-name="Default">
        <draw:g>
          <draw:custom-shape draw:style-name="gr5" draw:text-style-name="P4" draw:layer="layout" svg:width="0.058cm" svg:height="0.133cm" svg:x="0.181cm" svg:y="0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059cm" svg:height="0.133cm" svg:x="0.589cm" svg:y="0.0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058cm" svg:height="0.132cm" svg:x="0.378cm" svg:y="0.0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1cm" svg:height="0.091cm" svg:x="0.17cm" svg:y="0.2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1cm" svg:height="0.091cm" svg:x="0.353cm" svg:y="0.2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1cm" svg:height="0.091cm" svg:x="0.549cm" svg:y="0.2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1cm" svg:height="0.091cm" svg:x="0.17cm" svg:y="0.4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1cm" svg:height="0.091cm" svg:x="0.353cm" svg:y="0.4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1cm" svg:height="0.092cm" svg:x="0.17cm" svg:y="0.5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1cm" svg:height="0.092cm" svg:x="0.353cm" svg:y="0.5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6" draw:text-style-name="P5" draw:layer="layout" svg:width="0.482cm" svg:height="0.495cm" svg:x="0.481cm" svg:y="0.452cm" svg:viewBox="0 0 483 496" svg:d="M415 403l17 15c-12 14-25 26-39 35-14 10-28 18-43 24-30 13-63 19-95 19s-63-6-92-16c-31-11-58-26-82-45-24-21-44-45-58-72-8-14-13-28-17-44-4-15-6-31-6-48 0-15 2-30 5-46 3-34 13-64 28-92 14-27 34-51 58-71 23-20 50-35 79-46 29-10 60-16 92-16 19 0 40 2 59 7 19 4 37 10 55 19l24-25 83 159-162-77 21-23c-10-4-20-7-31-9-16-4-33-6-49-6-27 0-53 5-76 14-25 8-47 21-66 38-20 16-36 35-48 58-12 22-19 47-22 75 0 1 0 2 0 3-3 13-5 26-5 38 0 13 2 25 5 37s7 24 13 34c11 22 28 41 47 57 20 17 43 29 67 38 25 9 52 14 78 14s53-5 77-15c12-6 24-12 35-20s21-17 31-28z">
            <text:p/>
          </draw:path>
          <draw:custom-shape draw:style-name="gr5" draw:text-style-name="P4" draw:layer="layout" svg:width="0.046cm" svg:height="0.197cm" svg:x="0.698cm" svg:y="0.5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046cm" svg:height="0.197cm" draw:transform="rotate (-1.5707963267949) translate (0.895cm 0.6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4" draw:layer="layout" svg:width="0.729cm" svg:height="0.663cm" svg:x="0.04cm" svg:y="0.116cm" svg:viewBox="0 0 730 664" svg:d="M417 664h-371c-23 0-46-23-46-46v-572c0-23 23-46 46-46h78v49c0 23 23 46 46 46s46-23 46-46v-49h105v49c0 23 23 46 46 46s46-23 46-46v-49h119v49c0 23 23 46 47 46 23 0 46-23 46-46v-49h59c23 0 46 23 46 46v254h-47v-170h-632v485h36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stra A" svg:font-family="'Unistra 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5-06T11:12:20.986711248</dc:date>
    <meta:editing-duration>PT46M11S</meta:editing-duration>
    <meta:editing-cycles>10</meta:editing-cycles>
    <meta:generator>LibreOffice/7.4.0.3$MacOSX_X86_64 LibreOffice_project/f85e47c08ddd19c015c0114a68350214f7066f5a</meta:generator>
    <meta:document-statistic meta:object-count="20"/>
  </office:meta>
</office:document-meta>
</file>